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2.540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9pt" style:text-underline-style="solid" style:text-underline-width="auto" style:text-underline-color="font-color" style:font-name-asian="Monospace" style:font-name-complex="Monospace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4" table:default-cell-style-name="Default"/>
        <table:table-column table:style-name="co5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crtGoal 0</text:p>
          </table:table-cell>
        </table:table-row>
        <table:table-row table:style-name="ro1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3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lnkStmtLst 1 0</text:p>
          </table:table-cell>
        </table:table-row>
        <table:table-row table:style-name="ro1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3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crtStmtLst 0</text:p>
          </table:table-cell>
        </table:table-row>
        <table:table-row table:style-name="ro1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3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crtStmtClsDef 0</text:p>
          </table:table-cell>
        </table:table-row>
        <table:table-row table:style-name="ro1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3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crtStmtIntfDef 0</text:p>
          </table:table-cell>
        </table:table-row>
        <table:table-row table:style-name="ro1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3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crtStmtFuncDef 0</text:p>
          </table:table-cell>
        </table:table-row>
        <table:table-row table:style-name="ro1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3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crtStmtIf 0</text:p>
          </table:table-cell>
        </table:table-row>
        <table:table-row table:style-name="ro1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3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crtStmtWhl 0</text:p>
          </table:table-cell>
        </table:table-row>
        <table:table-row table:style-name="ro1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3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crtStmtSg 0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 crtSgVarAssign 0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crtSgVarDef 0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crtSgCalc 0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 crtSgCtrF 0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 crtCFRetE 0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 crtCFRet 0</text:p>
          </table:table-cell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 crtCFCont 0</text:p>
          </table:table-cell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 crtCFBrk 0</text:p>
          </table:table-cell>
        </table:table-row>
        <table:table-row table:style-name="ro1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3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 linkVarDef 2 0</text:p>
          </table:table-cell>
        </table:table-row>
        <table:table-row table:style-name="ro1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3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linkVarDefAsg 4 2 0</text:p>
          </table:table-cell>
        </table:table-row>
        <table:table-row table:style-name="ro1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3" office:value-type="string" calcext:value-type="string">
            <text:p>19 var_def scope_info_list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 crtVarDef 1 0</text:p>
          </table:table-cell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3" office:value-type="string" calcext:value-type="string">
            <text:p>20 var_def scope_info_list type_exp <text:span text:style-name="T1">var</text:span> = expression </text:p>
          </table:table-cell>
          <table:table-cell office:value-type="string" calcext:value-type="string">
            <text:p>/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 crtVarDefAsg 3 2 0</text:p>
          </table:table-cell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//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 crtVarAsg 2 0</text:p>
          </table:table-cell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//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 crtLftFld 0</text:p>
          </table:table-cell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//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 crtLftArr 0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//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 crtTpBsc 0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//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crtTpArr 0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//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 crtTpIdn 0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//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crtTpGnrcTp 0</text:p>
          </table:table-cell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//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 crtTpFunc 0</text:p>
          </table:table-cell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3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//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 crtBscTpInt 0</text:p>
          </table:table-cell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/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 crtBscTpDb 0</text:p>
          </table:table-cell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3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//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 crtBscTpBl 0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//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 crtBscTpStr 0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//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 crtBscTpChr 0</text:p>
          </table:table-cell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//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lnkArrTp 2</text:p>
          </table:table-cell>
        </table:table-row>
        <table:table-row table:style-name="ro1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3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 lnkIdnTpVar 2 0</text:p>
          </table:table-cell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3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 crtIdnTpVar 0</text:p>
          </table:table-cell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//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 crtGnrcTp 3 1</text:p>
          </table:table-cell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table:style-name="ce3" office:value-type="string" calcext:value-type="string">
            <text:p>38 generic_args generic_arg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 lnkGnrcArgsVar 2 0</text:p>
          </table:table-cell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//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 lnkGnrcArgsExt 4 0</text:p>
          </table:table-cell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table:style-name="ce3" office:value-type="string" calcext:value-type="string">
            <text:p>40 generic_arg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 crtGnrcArgsVar 0</text:p>
          </table:table-cell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//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 crtGnrcArgsExt 0</text:p>
          </table:table-cell>
        </table:table-row>
        <table:table-row table:style-name="ro1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3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 crtClassDef 8 6 5 4 3 1</text:p>
          </table:table-cell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3" office:value-type="string" calcext:value-type="string">
            <text:p>43 interface_def scope_info_list interface <text:span text:style-name="T1">var</text:span> generic_pars_list extends_list { member_def_list } </text:p>
          </table:table-cell>
          <table:table-cell office:value-type="string" calcext:value-type="string">
            <text:p>//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 crtIntfDef 7 5 4 3 1</text:p>
          </table:table-cell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//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 crtScpInfLst 0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//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crtScpInfLstE 0</text:p>
          </table:table-cell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//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 lnkScpInf 1 0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/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 crtScpInf 0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//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 crtScpStc 0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//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 crtScpPbl 0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//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crtScpPrv 0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//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 crtScpFnl 0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//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 crtGnrcParLst 1</text:p>
          </table:table-cell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//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 crtGnrcParLstE 0</text:p>
          </table:table-cell>
        </table:table-row>
        <table:table-row table:style-name="ro1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3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 lnkGnrcPar 2 0</text:p>
          </table:table-cell>
        </table:table-row>
        <table:table-row table:style-name="ro1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3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 lnkGnrcParExt 4 2 0</text:p>
          </table:table-cell>
        </table:table-row>
        <table:table-row table:style-name="ro1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3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 crtGnrcParVar 0</text:p>
          </table:table-cell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3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/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 crtGnrcParExt 2 0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//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crtExtLst 0</text:p>
          </table:table-cell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//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 crtExtLstE 0</text:p>
          </table:table-cell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//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 lnkExtIdn 2 0</text:p>
          </table:table-cell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//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1 crtExtIdn 0</text:p>
          </table:table-cell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//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 crtImpLst 0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//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3 crtImpLstE 0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//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 lnkImpIdn 2 0</text:p>
          </table:table-cell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//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5 crtImpIdn 0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//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 crtMmbDef 0</text:p>
          </table:table-cell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//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7 crtMmbDefE 0</text:p>
          </table:table-cell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//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 lnkMmbFld 1 0</text:p>
          </table:table-cell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//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 lnkMmbMthd 1 0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/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 crtMmbFld 0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//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 crtMemMthd 0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//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 crtFldDef 2 1</text:p>
          </table:table-cell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//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3 crtMthdDef 1 0</text:p>
          </table:table-cell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3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//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 crtFuncDef 7 6 4 1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//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 crtParLst 0</text:p>
          </table:table-cell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//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 crtParLstE 0</text:p>
          </table:table-cell>
        </table:table-row>
        <table:table-row table:style-name="ro1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3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7 lnkParVar 3 1 0</text:p>
          </table:table-cell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3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 crtParVar 1 0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//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 crtIfIf 0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//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 crtIfIfEl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1 crtIfLst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//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 crtIfSg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//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3 crtElsIf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//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 crtEls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//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5 crtElsSg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//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 crtWhl 4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//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7 crtExpLm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//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 crtExp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//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9 crtCalcC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//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 crtCalcNewC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//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1 crtCalcNew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//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 crtNewClsIdn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//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3 crtNewClsGnrc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//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 crtNewArrTp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//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 crtNewArr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//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 lnkArr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//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7 crtArr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//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 crtArr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//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 crtArrLstArr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/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lnkDimLst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//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 crtDimLst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//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 crtCndB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//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3 lnkBlOr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//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 crtBlO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//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5 lnkOrAn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//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 crtOrAn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//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7 crtAndCm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//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 lnkCmpG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//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9 lnkCmpG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//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 lnkCmpL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//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11 lnkCmpL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//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 lnkCmpEQ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//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13 lnkCmpNE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//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 crtCmpN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//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5 crtCmpAd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//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 crtCmpT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//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7 crtCmpF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//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 lnkAddAdd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//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 lnkAddMns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//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 crtAddPl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//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21 crtAddMn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//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 crtAddMul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pri_exp </text:p>
          </table:table-cell>
          <table:table-cell office:value-type="string" calcext:value-type="string">
            <text:p>//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3 lnkMulMul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pri_exp </text:p>
          </table:table-cell>
          <table:table-cell office:value-type="string" calcext:value-type="string">
            <text:p>//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 lnkMulSub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//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25 crtMulUn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//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 crtUnrIn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//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7 crtUnrDe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//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 crtUnrIn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//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29 crtUnrDec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string" calcext:value-type="string">
            <text:p>//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 crtUnrAc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string" calcext:value-type="string">
            <text:p>//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31 crtUnrC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string" calcext:value-type="string">
            <text:p>//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 crtC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string" calcext:value-type="string">
            <text:p>//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3 crtAccFld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string" calcext:value-type="string">
            <text:p>//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 crtAccAr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string" calcext:value-type="string">
            <text:p>//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35 crtAccApp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string" calcext:value-type="string">
            <text:p>//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 crtAccPri 0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7 field_access field_access .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37 lnkFldAccVar 2 0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string" calcext:value-type="string">
            <text:p>//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 lnkFldAccCls 2 0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9 field_access <text:span text:style-name="T1">var</text:span> </text:p>
          </table:table-cell>
          <table:table-cell office:value-type="string" calcext:value-type="string">
            <text:p>//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39 crtFldAccVa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string" calcext:value-type="string">
            <text:p>//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 crtFldAccThs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string" calcext:value-type="string">
            <text:p>//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1 crtFldAccSp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string" calcext:value-type="string">
            <text:p>//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 crtArrAcc 1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string" calcext:value-type="string">
            <text:p>//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3 crtPriNum 0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4 pri_exp <text:span text:style-name="T1">str</text:span> </text:p>
          </table:table-cell>
          <table:table-cell office:value-type="string" calcext:value-type="string">
            <text:p>//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 crtPriStr 0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5 pri_exp <text:span text:style-name="T1">chr</text:span> </text:p>
          </table:table-cell>
          <table:table-cell office:value-type="string" calcext:value-type="string">
            <text:p>//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45 crtPriChr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string" calcext:value-type="string">
            <text:p>//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 crtPriCnd 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7 apply_exp access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47 crtAppAcc 5 3 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8 apply_exp apply_exp .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 crtAppApp 5 3 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9 apply_exp <text:span text:style-name="T1">var</text:span> ( arg_list ) </text:p>
          </table:table-cell>
          <table:table-cell office:value-type="string" calcext:value-type="string">
            <text:p>//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49 crtAppVar 3 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0 arg_list arguments </text:p>
          </table:table-cell>
          <table:table-cell office:value-type="string" calcext:value-type="string">
            <text:p>//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 crtArgLst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e </text:p>
          </table:table-cell>
          <table:table-cell office:value-type="string" calcext:value-type="string">
            <text:p>//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1 crtArgLstE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2 arguments arguments , calc_exp </text:p>
          </table:table-cell>
          <table:table-cell office:value-type="string" calcext:value-type="string">
            <text:p>//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 lnkArgLst 2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calc_exp </text:p>
          </table:table-cell>
          <table:table-cell office:value-type="string" calcext:value-type="string">
            <text:p>//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3 crtArgCalc 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54 lambda_exp ( par_list ) -&gt; { stmt_list } </text:p>
          </table:table-cell>
          <table:table-cell office:value-type="string" calcext:value-type="string">
            <text:p>//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 crtLbdExp 7 5 1</text:p>
          </table:table-cell>
        </table:table-row>
        <table:table-row table:style-name="ro1">
          <table:table-cell/>
          <table:table-cell table:style-name="Default"/>
          <table:table-cell table:style-name="ce1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8:46:06.319249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2-02T18:47:03.147559052</dc:date>
    <meta:editing-duration>PT14H53M36S</meta:editing-duration>
    <meta:editing-cycles>10</meta:editing-cycles>
    <meta:generator>LibreOffice/4.2.8.2$Linux_X86_64 LibreOffice_project/420m0$Build-2</meta:generator>
    <meta:document-statistic meta:table-count="1" meta:cell-count="782" meta:object-count="0"/>
  </office:meta>
</office:document-meta>
</file>